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D3C066A591A911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3D3C066A591A911C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verdedigt zijn autoriteit</text:span></text:p>
            <text:p text:style-name="P3"><text:span text:style-name="T2">(Johannes </text:span><text:span text:style-name="T3">5:16-47</text:span><text:span text:style-name="T2">)</text:span></text:p>
            <text:p text:style-name="P4"><text:span text:style-name="T4">_________________</text:span></text:p>
            <text:p text:style-name="P5"><text:span text:style-name="T5">%language%</text:span></text:p>
            <text:p text:style-name="P3"><text:span text:style-name="T6">[%lang-code%]</text:span></text:p>
            <text:p text:style-name="P6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0:40.590000000</dc:date>
    <meta:editing-duration>PT2H30M35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